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A4081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5.611cm, 8.107cm, 3.647cm, 8.57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1cm" svg:height="20.699cm" svg:x="0cm" svg:y="2.853cm">
          <draw:image xlink:href="Pictures/100000000000055600000300DA4081D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6T23:25:09.481489000</meta:creation-date>
    <dc:date>2025-04-26T23:35:06.150992400</dc:date>
    <meta:editing-duration>PT6M38S</meta:editing-duration>
    <meta:editing-cycles>2</meta:editing-cycles>
    <meta:generator>LibreOffice/25.2.2.2$Windows_X86_64 LibreOffice_project/7370d4be9e3cf6031a51beef54ff3bda878e3fac</meta:generator>
    <meta:document-statistic meta:object-count="1"/>
  </office:meta>
</office:document-meta>
</file>